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0.5pt" officeooo:rsid="0006f696" officeooo:paragraph-rsid="0006f696" style:font-size-asian="10.5pt" style:font-size-complex="10.5pt"/>
    </style:style>
    <style:style style:name="P2" style:family="paragraph" style:parent-style-name="Standard">
      <style:text-properties fo:font-size="10.5pt" officeooo:rsid="0007f09f" officeooo:paragraph-rsid="000958e4" style:font-size-asian="10.5pt" style:font-size-complex="10.5pt"/>
    </style:style>
    <style:style style:name="P3" style:family="paragraph" style:parent-style-name="Standard">
      <style:text-properties fo:font-size="10.5pt" officeooo:rsid="000b39cd" officeooo:paragraph-rsid="000b39cd" style:font-size-asian="10.5pt" style:font-size-complex="10.5pt"/>
    </style:style>
    <style:style style:name="P4" style:family="paragraph" style:parent-style-name="Standard">
      <style:text-properties fo:font-size="10.5pt" style:text-underline-style="solid" style:text-underline-width="auto" style:text-underline-color="font-color" officeooo:rsid="0006f696" officeooo:paragraph-rsid="0006f696" style:font-size-asian="10.5pt" style:font-size-complex="10.5pt"/>
    </style:style>
    <style:style style:name="P5" style:family="paragraph" style:parent-style-name="Text_20_body">
      <style:paragraph-properties fo:text-align="justify" style:justify-single-word="false"/>
      <style:text-properties fo:font-size="10.5pt" style:font-size-asian="10.5pt" style:font-size-complex="10.5pt"/>
    </style:style>
    <style:style style:name="P6" style:family="paragraph" style:parent-style-name="Text_20_body">
      <style:paragraph-properties fo:text-align="justify" style:justify-single-word="false"/>
      <style:text-properties fo:font-size="10.5pt" officeooo:rsid="0002c496" officeooo:paragraph-rsid="00030664" style:font-size-asian="10.5pt" style:font-size-complex="10.5pt"/>
    </style:style>
    <style:style style:name="P7" style:family="paragraph" style:parent-style-name="Text_20_body">
      <style:paragraph-properties fo:text-align="justify" style:justify-single-word="false"/>
      <style:text-properties fo:font-size="10.5pt" officeooo:rsid="00030664" officeooo:paragraph-rsid="00030664" style:font-size-asian="10.5pt" style:font-size-complex="10.5pt"/>
    </style:style>
    <style:style style:name="P8" style:family="paragraph" style:parent-style-name="Text_20_body">
      <style:paragraph-properties fo:text-align="justify" style:justify-single-word="false"/>
      <style:text-properties fo:font-size="10.5pt" officeooo:rsid="00030664" officeooo:paragraph-rsid="0003951a" style:font-size-asian="10.5pt" style:font-size-complex="10.5pt"/>
    </style:style>
    <style:style style:name="P9" style:family="paragraph" style:parent-style-name="Text_20_body">
      <style:paragraph-properties fo:text-align="justify" style:justify-single-word="false"/>
      <style:text-properties fo:font-size="10.5pt" officeooo:rsid="00030664" officeooo:paragraph-rsid="0007f09f" style:font-size-asian="10.5pt" style:font-size-complex="10.5pt"/>
    </style:style>
    <style:style style:name="P10" style:family="paragraph" style:parent-style-name="Text_20_body">
      <style:text-properties fo:font-size="10.5pt" fo:font-style="italic" officeooo:rsid="000110e7" officeooo:paragraph-rsid="000110e7" style:font-size-asian="10.5pt" style:font-style-asian="italic" style:font-size-complex="10.5pt" style:font-style-complex="italic"/>
    </style:style>
    <style:style style:name="P11" style:family="paragraph" style:parent-style-name="Text_20_body">
      <style:paragraph-properties fo:text-align="justify" style:justify-single-word="false"/>
      <style:text-properties fo:font-size="10.5pt" style:text-underline-style="solid" style:text-underline-width="auto" style:text-underline-color="font-color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position="sub 58%"/>
    </style:style>
    <style:style style:name="T4" style:family="text">
      <style:text-properties style:text-position="sub 58%" style:text-underline-style="none" officeooo:rsid="000110e7"/>
    </style:style>
    <style:style style:name="T5" style:family="text">
      <style:text-properties style:text-position="sub 58%" officeooo:rsid="00030664"/>
    </style:style>
    <style:style style:name="T6" style:family="text">
      <style:text-properties style:text-position="sub 58%" officeooo:rsid="00035a96"/>
    </style:style>
    <style:style style:name="T7" style:family="text">
      <style:text-properties style:text-position="sub 58%" fo:font-style="normal" officeooo:rsid="00035a96" style:font-style-asian="normal" style:font-style-complex="normal"/>
    </style:style>
    <style:style style:name="T8" style:family="text">
      <style:text-properties style:text-position="sub 58%" fo:font-style="normal" officeooo:rsid="0003951a" style:font-style-asian="normal" style:font-style-complex="normal"/>
    </style:style>
    <style:style style:name="T9" style:family="text">
      <style:text-properties style:text-position="sub 58%" fo:font-style="normal" officeooo:rsid="0005897e" style:font-style-asian="normal" style:font-style-complex="normal"/>
    </style:style>
    <style:style style:name="T10" style:family="text">
      <style:text-properties style:text-position="sub 58%" fo:font-style="normal" officeooo:rsid="0006f696" style:font-style-asian="normal" style:font-style-complex="normal"/>
    </style:style>
    <style:style style:name="T11" style:family="text">
      <style:text-properties style:text-position="sub 58%" fo:font-style="normal" officeooo:rsid="000958e4" style:font-style-asian="normal" style:font-style-complex="normal"/>
    </style:style>
    <style:style style:name="T12" style:family="text">
      <style:text-properties style:text-position="sub 58%" fo:font-style="normal" officeooo:rsid="0007f09f" style:font-style-asian="normal" style:font-style-complex="normal"/>
    </style:style>
    <style:style style:name="T13" style:family="text">
      <style:text-properties style:text-position="sub 58%" officeooo:rsid="0003951a"/>
    </style:style>
    <style:style style:name="T14" style:family="text">
      <style:text-properties style:text-position="0% 100%"/>
    </style:style>
    <style:style style:name="T15" style:family="text">
      <style:text-properties style:text-position="0% 100%" style:text-underline-style="none"/>
    </style:style>
    <style:style style:name="T16" style:family="text">
      <style:text-properties style:text-position="0% 100%" style:text-underline-style="none" officeooo:rsid="000110e7"/>
    </style:style>
    <style:style style:name="T17" style:family="text">
      <style:text-properties style:text-position="0% 100%" officeooo:rsid="00030664"/>
    </style:style>
    <style:style style:name="T18" style:family="text">
      <style:text-properties style:text-position="0% 100%" officeooo:rsid="00035a96"/>
    </style:style>
    <style:style style:name="T19" style:family="text">
      <style:text-properties style:text-position="0% 100%" fo:font-style="normal" style:font-style-asian="normal" style:font-style-complex="normal"/>
    </style:style>
    <style:style style:name="T20" style:family="text">
      <style:text-properties style:text-position="0% 100%" fo:font-style="normal" officeooo:rsid="00035a96" style:font-style-asian="normal" style:font-style-complex="normal"/>
    </style:style>
    <style:style style:name="T21" style:family="text">
      <style:text-properties style:text-position="0% 100%" fo:font-style="normal" officeooo:rsid="0003951a" style:font-style-asian="normal" style:font-style-complex="normal"/>
    </style:style>
    <style:style style:name="T22" style:family="text">
      <style:text-properties style:text-position="0% 100%" fo:font-style="normal" officeooo:rsid="0005897e" style:font-style-asian="normal" style:font-style-complex="normal"/>
    </style:style>
    <style:style style:name="T23" style:family="text">
      <style:text-properties style:text-position="0% 100%" fo:font-style="normal" officeooo:rsid="0007f09f" style:font-style-asian="normal" style:font-style-complex="normal"/>
    </style:style>
    <style:style style:name="T24" style:family="text">
      <style:text-properties style:text-position="0% 100%" fo:font-style="normal" officeooo:rsid="000958e4" style:font-style-asian="normal" style:font-style-complex="normal"/>
    </style:style>
    <style:style style:name="T25" style:family="text">
      <style:text-properties style:text-position="0% 100%" officeooo:rsid="0003951a"/>
    </style:style>
    <style:style style:name="T26" style:family="text">
      <style:text-properties style:text-position="0% 100%" officeooo:rsid="0006f696"/>
    </style:style>
    <style:style style:name="T27" style:family="text">
      <style:text-properties style:text-position="0% 100%" officeooo:rsid="0007f09f"/>
    </style:style>
    <style:style style:name="T28" style:family="text">
      <style:text-properties style:text-position="0% 100%" officeooo:rsid="000958e4"/>
    </style:style>
    <style:style style:name="T29" style:family="text">
      <style:text-properties style:text-position="0% 100%" fo:font-weight="bold" style:font-weight-asian="bold" style:font-weight-complex="bold"/>
    </style:style>
    <style:style style:name="T30" style:family="text">
      <style:text-properties officeooo:rsid="00030664"/>
    </style:style>
    <style:style style:name="T31" style:family="text">
      <style:text-properties officeooo:rsid="0007f0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rea 4 – Análisis de algoritmos</text:p>
      <text:p text:style-name="Subtitle">Vargas Aldaco Alejandro</text:p>
      <text:p text:style-name="Text_20_body"/>
      <text:h text:style-name="Heading_20_3" text:outline-level="3">Ejercicio teórico práctico:</text:h>
      <text:p text:style-name="P10">El archivo es un proyecto de NetBeans (versión 8.2).</text:p>
      <text:p text:style-name="P10"/>
      <text:p text:style-name="P5"><text:span text:style-name="T1">Precondiciones:</text:span> REQ = {req<text:span text:style-name="T3">1</text:span>, req<text:span text:style-name="T3">2</text:span>, . . . , req<text:span text:style-name="T3">n</text:span>} conjunto de n ≥ 1 tareas, donde cada tarea reqi tiene una descripción con un identificador y un intervalo constituido por su tiempo de inicio start(i) y su tiempo final end(i), con start(i) &lt; end(i), y REQ está ordenado en forma no decreciente por tiempo de inicio.</text:p>
      <text:p text:style-name="P11"/>
      <text:p text:style-name="P5"><text:span text:style-name="T1">Postcondiciones:</text:span> Un arreglo SCH de n listas que representa la <text:span text:style-name="T2">calendarización </text:span>de REQ tal que</text:p>
      <text:p text:style-name="P5">a) Para toda tarea reqi donde i = 1, . . . , n existe un j ∈ {1, . . . , min} tal que la lista SCH[j] contiene a req<text:span text:style-name="T3">i</text:span>.</text:p>
      <text:p text:style-name="P5">b) Cualesquiera dos tareas req<text:span text:style-name="T3">i</text:span> y <text:span text:style-name="T15">req</text:span><text:span text:style-name="T4">k</text:span><text:span text:style-name="T16"> </text:span><text:span text:style-name="T14">en</text:span> una lista SCH[j] con 1 ≤ j ≤ min son compatibles, es decir, end(k) ≤ start(i) o end(i) ≤ start(k).</text:p>
      <text:p text:style-name="P5">c) min es el número mínimo de listas no vacías para las cuales se puede garantizar el cumplimiento de las dos condiciones anteriores.</text:p>
      <text:p text:style-name="P5"/>
      <text:p text:style-name="P6">Tomamos REQ como el conjunto de tareas de tamaño n = 10k, donde k=1,…,100, cuyas tareas está ordenado en forma no decreciente por tiempo inicial. Ésto es req<text:span text:style-name="T3">1</text:span>.getStart() &lt;= req<text:span text:style-name="T3">2</text:span>.getStart() &lt;= … &lt;= REQ.get(REQ.size()-1).getStart(). <text:span text:style-name="T30">Por otro lado tomamos SCH como el conjunto que contiene SCH</text:span><text:span text:style-name="T5">j</text:span><text:span text:style-name="T30"> = 1,…,min tal que para toda req</text:span><text:span text:style-name="T5">i</text:span><text:span text:style-name="T17"> existe <text:s/>SCH</text:span><text:span text:style-name="T5">j</text:span><text:span text:style-name="T17"> que contiene a req</text:span><text:span text:style-name="T5">i</text:span><text:span text:style-name="T17">.</text:span></text:p>
      <text:p text:style-name="P7"><text:span text:style-name="T14">Para el caso donde sólo hay una tarea en REQ antes de ejecutar el algoritmo secheduleAll(REQ). Tomanos SCH de tamaño 1 y metemos a req</text:span><text:span text:style-name="T3">1</text:span><text:span text:style-name="T14"> en SCH</text:span><text:span text:style-name="T3">1</text:span><text:span text:style-name="T14">.</text:span></text:p>
      <text:p text:style-name="P7"><text:span text:style-name="T14">* Como REQ está ordenado en forma no decreciente, </text:span><text:span text:style-name="T18">cuando REQ.size() &gt; 1, veamos que </text:span><text:span text:style-name="T26">si </text:span><text:span text:style-name="T18">existe req</text:span><text:span text:style-name="T6">i</text:span><text:span text:style-name="T18"> ={ req</text:span><text:span text:style-name="T6">1</text:span><text:span text:style-name="T18">,…,req</text:span><text:span text:style-name="T13">z</text:span><text:span text:style-name="T18">} tal que req</text:span><text:span text:style-name="T6">1</text:span><text:span text:style-name="T18">.getStart() = … = req</text:span><text:span text:style-name="T13">z</text:span><text:span text:style-name="T18">.getStart(), para este paso SCH.size() = </text:span><text:span text:style-name="T25">z</text:span><text:span text:style-name="T18"> dado que ningún elemento es compatible con otro. Ahora tomamos </text:span><text:span text:style-name="T25">z</text:span><text:span text:style-name="T18">+1, como </text:span><text:span text:style-name="T25">z</text:span><text:span text:style-name="T18">+1 no pertenece al conjunto anterior, entonces req</text:span><text:span text:style-name="T13">z+1</text:span><text:span text:style-name="T18">.getStart() &gt; req</text:span><text:span text:style-name="T8">z</text:span><text:span text:style-name="T18">.getStart(), </text:span><text:span text:style-name="T25">por lo cual</text:span><text:span text:style-name="T18"> existen dos casos:</text:span></text:p>
      <text:p text:style-name="P8"><text:span text:style-name="T18"><text:tab/></text:span><text:span text:style-name="T27">**</text:span><text:span text:style-name="T18"> <text:s/>req</text:span><text:span text:style-name="T8">z+1</text:span><text:span text:style-name="T20"> </text:span><text:span text:style-name="T21">es compatible con algún SCH</text:span><text:span text:style-name="T8">j</text:span><text:span text:style-name="T21">.get(SCH.size()-1), con 1 &lt;= j &lt;= z, entonces SCH.size() = z;</text:span></text:p>
      <text:p text:style-name="P9"><text:span text:style-name="T21"><text:tab/></text:span><text:span text:style-name="T23">***</text:span><text:span text:style-name="T21"> </text:span><text:span text:style-name="T20">req</text:span><text:span text:style-name="T8">z+1</text:span><text:span text:style-name="T20"> </text:span><text:span text:style-name="T21">no es compatible con </text:span><text:span text:style-name="T23">ningún</text:span><text:span text:style-name="T21"> SCH</text:span><text:span text:style-name="T8">j</text:span><text:span text:style-name="T21">.get(SCH.size()-1), con 1 &lt;= j &lt;= z, como REQ esta ordenado en forma no decreciente por tiempo inicial, </text:span><text:span text:style-name="T22">veamos que no hay </text:span><text:span text:style-name="T20">req</text:span><text:span text:style-name="T7">i</text:span><text:span text:style-name="T20"> ={ req</text:span><text:span text:style-name="T7">1</text:span><text:span text:style-name="T20">,…,req</text:span><text:span text:style-name="T8">z</text:span><text:span text:style-name="T20">} </text:span><text:span text:style-name="T23">para todo </text:span><text:span text:style-name="T21">SCH</text:span><text:span text:style-name="T8">j</text:span><text:span text:style-name="T21">.get(SCH.size()-1) , con 1 &lt;= j &lt;= z,</text:span><text:span text:style-name="T22"> tal que </text:span><text:span text:style-name="T20">req</text:span><text:span text:style-name="T7">i</text:span><text:span text:style-name="T20">.</text:span><text:span text:style-name="T22">getEnd() &lt;= </text:span><text:span text:style-name="T20">req</text:span><text:span text:style-name="T8">z+1</text:span><text:span text:style-name="T21">.</text:span><text:span text:style-name="T22">getStart(), en este caso </text:span><text:span text:style-name="T23">no queda más que crecer en uno SCH, por lo tanto</text:span><text:span text:style-name="T22"> </text:span><text:span text:style-name="T21">SCH.size() = z</text:span><text:span text:style-name="T22">+1 y <text:s/></text:span><text:span text:style-name="T20">req</text:span><text:span text:style-name="T8">z+1</text:span><text:span text:style-name="T21"> </text:span><text:span text:style-name="T22">estará contenido en <text:s/>SCH</text:span><text:span text:style-name="T9">(z+1</text:span><text:span text:style-name="T10">)-1</text:span></text:p>
      <text:p text:style-name="P1">Análogamente a z+1 lo podemos hacer para w, con z+1 &lt;= w &lt;= n. <text:span text:style-name="T31">Por lo cual se cumple b) por </text:span><text:span text:style-name="T27">** y ***, como sólo crecemos en uno para los casos * y *** <text:s/>se cumple c) y por *,** y *** se cumple a).</text:span></text:p>
      <text:p text:style-name="P1"><text:span text:style-name="T27"/></text:p>
      <text:p text:style-name="P4"><text:span text:style-name="T27"/></text:p>
      <text:p text:style-name="P2"><text:span text:style-name="T29">Veamos la complejidad del algoritmo.</text:span><text:span text:style-name="T14"> Como REQ es de tamaño n.</text:span></text:p>
      <text:p text:style-name="P2"><text:soft-page-break/><text:span text:style-name="T14"/></text:p>
      <text:p text:style-name="P2"><text:span text:style-name="T28">P</text:span><text:span text:style-name="T14">ara el peor de los casos en que ninguna tarea sea compatible → SCH.size() = n, → O(n²) dado que para cada req</text:span><text:span text:style-name="T3">i</text:span><text:span text:style-name="T14"> = {1,…,n} <text:s/></text:span><text:span text:style-name="T28">no existe </text:span><text:span text:style-name="T21">SCH</text:span><text:span text:style-name="T8">j</text:span><text:span text:style-name="T21">.get(SCH.size()-1), con 1 &lt;= j &lt;= </text:span><text:span text:style-name="T24">n-1 tal que </text:span><text:span text:style-name="T21">SCH</text:span><text:span text:style-name="T8">j</text:span><text:span text:style-name="T21">.get(SCH.size()-1).</text:span><text:span text:style-name="T24">getEnd() &lt;= req</text:span><text:span text:style-name="T11">i</text:span><text:span text:style-name="T24">.getStart().</text:span></text:p>
      <text:p text:style-name="P2"><text:span text:style-name="T24"/></text:p>
      <text:p text:style-name="P3"><text:span text:style-name="T19">Por otro lado, veamos que para cada </text:span><text:span text:style-name="T23">req</text:span><text:span text:style-name="T12">i</text:span><text:span text:style-name="T23"> = {1,…,n} </text:span><text:span text:style-name="T19">tenemos dos <text:s/>casos:</text:span></text:p>
      <text:p text:style-name="P3"><text:span text:style-name="T19"/></text:p>
      <text:p text:style-name="P3"><text:span text:style-name="T19">1) N</text:span><text:span text:style-name="T24">o existe </text:span><text:span text:style-name="T21">SCH</text:span><text:span text:style-name="T8">j</text:span><text:span text:style-name="T21">.get(SCH.size()-1), con 1 &lt;= j &lt;= </text:span><text:span text:style-name="T19">i</text:span><text:span text:style-name="T24">-1 tal que </text:span><text:span text:style-name="T21">SCH</text:span><text:span text:style-name="T8">j</text:span><text:span text:style-name="T21">.get(SCH.size()-1).</text:span><text:span text:style-name="T24">getEnd() &lt;= req</text:span><text:span text:style-name="T11">i</text:span><text:span text:style-name="T24">.getStart().</text:span></text:p>
      <text:p text:style-name="P3"><text:span text:style-name="T24"/></text:p>
      <text:p text:style-name="P3"><text:span text:style-name="T24">2</text:span><text:span text:style-name="T19">) E</text:span><text:span text:style-name="T24">xiste </text:span><text:span text:style-name="T21">SCH</text:span><text:span text:style-name="T8">j</text:span><text:span text:style-name="T21">.get(SCH.size()-1), con 1 &lt;= j &lt;= </text:span><text:span text:style-name="T19">i</text:span><text:span text:style-name="T24">-1 tal que </text:span><text:span text:style-name="T21">SCH</text:span><text:span text:style-name="T8">j</text:span><text:span text:style-name="T21">.get(SCH.size()-1).</text:span><text:span text:style-name="T24">getEnd() &lt;= req</text:span><text:span text:style-name="T11">i</text:span><text:span text:style-name="T24">.getStart(). </text:span><text:span text:style-name="T19">Y j es el primer elemento de los que cumplen la condición.</text:span></text:p>
      <text:p text:style-name="P3"><text:span text:style-name="T19"/></text:p>
      <text:p text:style-name="P3"><text:span text:style-name="T19">Entonces la complejidad del algoritmo <text:s/>es menor n² y mayor a n. Es decir O(nlog n)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0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0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fo:font-size="12pt"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2T10:22:05.716885190</meta:creation-date>
    <dc:date>2019-04-02T12:26:36.984581457</dc:date>
    <meta:editing-duration>PT1M2S</meta:editing-duration>
    <meta:editing-cycles>1</meta:editing-cycles>
    <meta:document-statistic meta:table-count="0" meta:image-count="0" meta:object-count="0" meta:page-count="2" meta:paragraph-count="21" meta:word-count="577" meta:character-count="3245" meta:non-whitespace-character-count="2680"/>
    <meta:generator>LibreOffice/6.2.2.2$MacOSX_X86_64 LibreOffice_project/2b840030fec2aae0fd2658d8d4f9548af4e3518d</meta:generator>
  </office:meta>
</office:document-meta>
</file>